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4ef" officeooo:paragraph-rsid="0013d4ef"/>
    </style:style>
    <style:style style:name="T1" style:family="text">
      <style:text-properties officeooo:rsid="0014a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young curious computer scientist’s blog.</text:p>
      <text:p text:style-name="P1"/>
      <text:p text:style-name="P1">First Post</text:p>
      <text:p text:style-name="P1"/>
      <text:p text:style-name="P1">Hey there!</text:p>
      <text:p text:style-name="P1">This is Yusuf and it is my first website. <text:s/>I am very excited about my website goes online. Let me introduce myself. As I said description I am a young, 20 years old, curious computer scientist who lives in Mugla Turkey. I am a computer engineering student in here. I like computers <text:span text:style-name="T1">so I choose this department. I am curious about the GNU/Linux, security, computer networks, robotics and A.I. I will share knowledges that I learnt from somewhere. Stay on track…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1:53:11.003281451</meta:creation-date>
    <dc:date>2018-03-08T12:32:38.717269669</dc:date>
    <meta:editing-duration>PT8M57S</meta:editing-duration>
    <meta:editing-cycles>1</meta:editing-cycles>
    <meta:document-statistic meta:table-count="0" meta:image-count="0" meta:object-count="0" meta:page-count="1" meta:paragraph-count="4" meta:word-count="91" meta:character-count="522" meta:non-whitespace-character-count="434"/>
    <meta:generator>LibreOffice/5.1.6.2$Linux_X86_64 LibreOffice_project/10m0$Build-2</meta:generator>
  </office:meta>
</office:document-meta>
</file>